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background-color="#00ff00"/>
    </style:style>
    <style:style style:name="T2" style:family="text">
      <style:text-properties fo:background-color="#ffff00"/>
    </style:style>
    <style:style style:name="T3" style:family="text">
      <style:text-properties fo:color="#000000" fo:background-color="#00ff00"/>
    </style:style>
    <style:style style:name="T4" style:family="text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note that further along development, new animations and sprites must be </text:p>
      <text:p text:style-name="Standard">created.</text:p>
      <text:p text:style-name="Standard"/>
      <text:p text:style-name="Standard">Version 0.1 <text:span text:style-name="T1">(Completed)</text:span></text:p>
      <text:p text:style-name="Standard">Following features are functional :</text:p>
      <text:p text:style-name="Standard">- Spawn player ship</text:p>
      <text:p text:style-name="Standard">- Spawn enemy ship</text:p>
      <text:p text:style-name="Standard">- One hit kill on player</text:p>
      <text:p text:style-name="Standard">- Persistent bullets with enemy kill</text:p>
      <text:p text:style-name="Standard">- High Score (broken) </text:p>
      <text:p text:style-name="Standard"/>
      <text:p text:style-name="Standard">Version 0.11 <text:span text:style-name="T2">(In Progress)</text:span></text:p>
      <text:p text:style-name="Standard">- Enemy ships random flight pattern <text:span text:style-name="T3">(Fixed)</text:span></text:p>
      <text:p text:style-name="Standard">- No more one bullet kills all enemys <text:span text:style-name="T2">(In development)</text:span></text:p>
      <text:p text:style-name="Standard">- Player shield <text:span text:style-name="T4">(To be fixed with upcoming version))</text:span></text:p>
      <text:p text:style-name="Standard">- Better handling on player ship (boolean functions) <text:span text:style-name="T1">(Fixed)</text:span><text:span text:style-name="T2"> – Please note that as of now, it is working but a more efficient bullet handleing mechanism must be created</text:span></text:p>
      <text:p text:style-name="Standard">- Fix overlapping issue <text:span text:style-name="T2">(In developmen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11S</meta:editing-duration>
    <meta:editing-cycles>9</meta:editing-cycles>
    <meta:generator>LibreOffice/3.5$Linux_x86 LibreOffice_project/350m1$Build-2</meta:generator>
    <dc:date>2012-07-31T18:24:13</dc:date>
    <dc:creator>Andrei </dc:creator>
    <meta:document-statistic meta:table-count="0" meta:image-count="0" meta:object-count="0" meta:page-count="1" meta:paragraph-count="15" meta:word-count="110" meta:character-count="647" meta:non-whitespace-character-count="550"/>
    <meta:user-defined meta:name="Info 1"/>
    <meta:user-defined meta:name="Info 2"/>
    <meta:user-defined meta:name="Info 3"/>
    <meta:user-defined meta:name="Info 4"/>
  </office:meta>
</office:document-meta>
</file>